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Times New Roman" officeooo:paragraph-rsid="0093ce13"/>
    </style:style>
    <style:style style:name="P5" style:family="paragraph" style:parent-style-name="Standard">
      <style:paragraph-properties fo:text-align="justify" style:justify-single-word="false"/>
      <style:text-properties style:font-name="Times New Roman" officeooo:paragraph-rsid="0094844b"/>
    </style:style>
    <style:style style:name="P6" style:family="paragraph" style:parent-style-name="Standard">
      <style:paragraph-properties fo:text-align="justify" style:justify-single-word="false"/>
      <style:text-properties style:font-name="Times New Roman" officeooo:rsid="0094844b" officeooo:paragraph-rsid="0094844b"/>
    </style:style>
    <style:style style:name="P7" style:family="paragraph" style:parent-style-name="Standard">
      <style:paragraph-properties fo:text-align="justify" style:justify-single-word="false"/>
      <style:text-properties style:font-name="Times New Roman" officeooo:rsid="00267fa4" officeooo:paragraph-rsid="0093ce13"/>
    </style:style>
    <style:style style:name="P8" style:family="paragraph" style:parent-style-name="Standard">
      <style:text-properties style:text-underline-style="none" fo:font-weight="normal" officeooo:rsid="007cf309" officeooo:paragraph-rsid="007cf309" style:font-weight-asian="normal" style:font-weight-complex="normal"/>
    </style:style>
    <style:style style:name="P9" style:family="paragraph" style:parent-style-name="Standard">
      <style:text-properties style:text-underline-style="none" fo:font-weight="normal" officeooo:rsid="007cf309" officeooo:paragraph-rsid="00820596" style:font-weight-asian="normal" style:font-weight-complex="normal"/>
    </style:style>
    <style:style style:name="P10" style:family="paragraph" style:parent-style-name="Standard">
      <style:text-properties style:text-underline-style="none" fo:font-weight="normal" officeooo:rsid="007cf309" officeooo:paragraph-rsid="00854471" style:font-weight-asian="normal" style:font-weight-complex="normal"/>
    </style:style>
    <style:style style:name="P11" style:family="paragraph" style:parent-style-name="Standard">
      <style:text-properties style:text-underline-style="none" fo:font-weight="normal" officeooo:rsid="0080edfe" officeooo:paragraph-rsid="00820596" style:font-weight-asian="normal" style:font-weight-complex="normal"/>
    </style:style>
    <style:style style:name="P12" style:family="paragraph" style:parent-style-name="Standard">
      <style:text-properties style:text-underline-style="none" fo:font-weight="normal" officeooo:rsid="0080edfe" officeooo:paragraph-rsid="0085f2a6" style:font-weight-asian="normal" style:font-weight-complex="normal"/>
    </style:style>
    <style:style style:name="P13" style:family="paragraph" style:parent-style-name="Standard">
      <style:text-properties style:text-underline-style="none" fo:font-weight="normal" officeooo:rsid="00884be0" officeooo:paragraph-rsid="00854471" style:font-weight-asian="normal" style:font-weight-complex="normal"/>
    </style:style>
    <style:style style:name="P14" style:family="paragraph" style:parent-style-name="Standard">
      <style:text-properties style:text-underline-style="none" fo:font-weight="normal" officeooo:rsid="0083da59" officeooo:paragraph-rsid="00854471" style:font-weight-asian="normal" style:font-weight-complex="normal"/>
    </style:style>
    <style:style style:name="P15" style:family="paragraph" style:parent-style-name="Standard">
      <style:text-properties style:text-underline-style="none" fo:font-weight="normal" officeooo:rsid="00820e8d" officeooo:paragraph-rsid="0085f2a6" style:font-weight-asian="normal" style:font-weight-complex="normal"/>
    </style:style>
    <style:style style:name="P16" style:family="paragraph" style:parent-style-name="Standard">
      <style:text-properties style:text-underline-style="none" fo:font-weight="normal" officeooo:rsid="008280b1" officeooo:paragraph-rsid="0085f2a6" style:font-weight-asian="normal" style:font-weight-complex="normal"/>
    </style:style>
    <style:style style:name="P17" style:family="paragraph" style:parent-style-name="Standard">
      <style:text-properties style:text-underline-style="none" fo:font-weight="normal" officeooo:rsid="009946e8" officeooo:paragraph-rsid="009946e8" style:font-weight-asian="normal" style:font-weight-complex="normal"/>
    </style:style>
    <style:style style:name="P18" style:family="paragraph" style:parent-style-name="Standard">
      <style:text-properties style:text-underline-style="none" fo:font-weight="normal" officeooo:rsid="009c5814" officeooo:paragraph-rsid="009c5814" style:font-weight-asian="normal" style:font-weight-complex="normal"/>
    </style:style>
    <style:style style:name="P19" style:family="paragraph" style:parent-style-name="Standard">
      <style:text-properties style:text-underline-style="none" fo:font-weight="normal" officeooo:rsid="009c5814" officeooo:paragraph-rsid="00a1ded2" style:font-weight-asian="normal" style:font-weight-complex="normal"/>
    </style:style>
    <style:style style:name="P20" style:family="paragraph" style:parent-style-name="Standard">
      <style:text-properties style:text-underline-style="none" fo:font-weight="normal" officeooo:rsid="00a12766" officeooo:paragraph-rsid="00a12766" style:font-weight-asian="normal" style:font-weight-complex="normal"/>
    </style:style>
    <style:style style:name="P21" style:family="paragraph" style:parent-style-name="Standard">
      <style:text-properties style:text-underline-style="none" fo:font-weight="normal" officeooo:rsid="00a1ded2" officeooo:paragraph-rsid="00a1ded2" style:font-weight-asian="normal" style:font-weight-complex="normal"/>
    </style:style>
    <style:style style:name="P22" style:family="paragraph" style:parent-style-name="Standard">
      <style:text-properties style:text-underline-style="none" fo:font-weight="normal" officeooo:rsid="00a5338f" officeooo:paragraph-rsid="009c5814" style:font-weight-asian="normal" style:font-weight-complex="normal"/>
    </style:style>
    <style:style style:name="P23" style:family="paragraph" style:parent-style-name="Standard">
      <style:text-properties style:text-underline-style="none" fo:font-weight="bold" officeooo:rsid="00993849" officeooo:paragraph-rsid="00993849" style:font-weight-asian="bold" style:font-weight-complex="bold"/>
    </style:style>
    <style:style style:name="P24" style:family="paragraph" style:parent-style-name="Standard">
      <style:text-properties style:text-underline-style="none" fo:font-weight="bold" officeooo:rsid="00a12766" officeooo:paragraph-rsid="00a12766"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7cf309" officeooo:paragraph-rsid="00993849" style:font-weight-asian="bold" style:font-weight-complex="bold"/>
    </style:style>
    <style:style style:name="P28" style:family="paragraph" style:parent-style-name="Standard">
      <style:text-properties fo:font-style="italic" style:text-underline-style="none" fo:font-weight="normal" officeooo:rsid="007cf309" officeooo:paragraph-rsid="00820596" style:font-style-asian="italic" style:font-weight-asian="normal" style:font-style-complex="italic" style:font-weight-complex="normal"/>
    </style:style>
    <style:style style:name="P29" style:family="paragraph" style:parent-style-name="Standard">
      <style:text-properties fo:font-style="italic" style:font-style-asian="italic" style:font-style-complex="italic"/>
    </style:style>
    <style:style style:name="P30" style:family="paragraph" style:parent-style-name="Standard">
      <style:paragraph-properties fo:text-align="center" style:justify-single-word="false"/>
    </style:style>
    <style:style style:name="P31" style:family="paragraph" style:parent-style-name="Standard">
      <style:text-properties style:font-name="Times New Roman" officeooo:rsid="00206516" officeooo:paragraph-rsid="00206516"/>
    </style:style>
    <style:style style:name="P32" style:family="paragraph" style:parent-style-name="Standard">
      <style:text-properties style:font-name="Times New Roman" fo:font-weight="bold" officeooo:rsid="001e14a6" officeooo:paragraph-rsid="00240acc" style:font-weight-asian="bold" style:font-weight-complex="bold"/>
    </style:style>
    <style:style style:name="P33" style:family="paragraph" style:parent-style-name="Standard">
      <style:text-properties style:font-name="Times New Roman" fo:font-weight="bold" officeooo:rsid="007cf309" officeooo:paragraph-rsid="007cf309" style:font-weight-asian="bold" style:font-weight-complex="bold"/>
    </style:style>
    <style:style style:name="P34" style:family="paragraph" style:parent-style-name="Standard">
      <style:text-properties fo:font-weight="bold" officeooo:rsid="00206516" officeooo:paragraph-rsid="008093a3" style:font-weight-asian="bold" style:font-weight-complex="bold"/>
    </style:style>
    <style:style style:name="P35" style:family="paragraph" style:parent-style-name="Standard">
      <style:text-properties style:text-underline-style="none" fo:font-weight="normal" officeooo:rsid="009c0bc7" officeooo:paragraph-rsid="009946e8" style:font-weight-asian="normal" style:font-weight-complex="normal"/>
    </style:style>
    <style:style style:name="P36" style:family="paragraph" style:parent-style-name="Standard">
      <style:text-properties style:text-underline-style="none" fo:font-weight="normal" officeooo:rsid="00993849" officeooo:paragraph-rsid="00a86ba6" style:font-weight-asian="normal" style:font-weight-complex="normal"/>
    </style:style>
    <style:style style:name="P37" style:family="paragraph" style:parent-style-name="Standard">
      <style:text-properties style:text-underline-style="none" fo:font-weight="normal" officeooo:rsid="00a951d8" officeooo:paragraph-rsid="00a951d8" style:font-weight-asian="normal" style:font-weight-complex="normal"/>
    </style:style>
    <style:style style:name="P38" style:family="paragraph" style:parent-style-name="Standard">
      <style:text-properties style:text-underline-style="none" fo:font-weight="normal" officeooo:rsid="00a9d3f9" officeooo:paragraph-rsid="00a9d3f9" style:font-weight-asian="normal" style:font-weight-complex="normal"/>
    </style:style>
    <style:style style:name="P39" style:family="paragraph" style:parent-style-name="Standard">
      <style:text-properties style:text-underline-style="none" fo:font-weight="normal" officeooo:rsid="00aac14c" officeooo:paragraph-rsid="00aac14c" style:font-weight-asian="normal" style:font-weight-complex="normal"/>
    </style:style>
    <style:style style:name="P40" style:family="paragraph" style:parent-style-name="Standard">
      <style:text-properties style:text-underline-style="none" fo:font-weight="normal" officeooo:rsid="00ac581a" officeooo:paragraph-rsid="00ac581a" style:font-weight-asian="normal" style:font-weight-complex="normal"/>
    </style:style>
    <style:style style:name="P41" style:family="paragraph" style:parent-style-name="Standard">
      <style:text-properties style:text-underline-style="none" fo:font-weight="normal" officeooo:rsid="00ac581a" officeooo:paragraph-rsid="00adb024" style:font-weight-asian="normal" style:font-weight-complex="normal"/>
    </style:style>
    <style:style style:name="P42" style:family="paragraph" style:parent-style-name="Standard">
      <style:text-properties style:text-underline-style="none" fo:font-weight="normal" officeooo:rsid="00adb024" officeooo:paragraph-rsid="00adb024" style:font-weight-asian="normal" style:font-weight-complex="normal"/>
    </style:style>
    <style:style style:name="P43" style:family="paragraph" style:parent-style-name="Standard">
      <style:text-properties style:text-underline-style="none" fo:font-weight="normal" officeooo:rsid="00b030bb" officeooo:paragraph-rsid="00b030bb" style:font-weight-asian="normal" style:font-weight-complex="normal"/>
    </style:style>
    <style:style style:name="P44" style:family="paragraph" style:parent-style-name="Standard">
      <style:text-properties style:text-underline-style="none" fo:font-weight="normal" officeooo:rsid="00a5338f" officeooo:paragraph-rsid="009c5814" style:font-weight-asian="normal" style:font-weight-complex="normal"/>
    </style:style>
    <style:style style:name="P45" style:family="paragraph" style:parent-style-name="Standard">
      <style:text-properties style:text-underline-style="none" fo:font-weight="bold" officeooo:rsid="00b00fa2" officeooo:paragraph-rsid="00a86ba6" style:font-weight-asian="bold" style:font-weight-complex="bold"/>
    </style:style>
    <style:style style:name="P46" style:family="paragraph" style:parent-style-name="Standard">
      <style:text-properties style:text-underline-style="none" fo:font-weight="bold" officeooo:rsid="00993849" officeooo:paragraph-rsid="00a86ba6" style:font-weight-asian="bold" style:font-weight-complex="bold"/>
    </style:style>
    <style:style style:name="P47" style:family="paragraph" style:parent-style-name="Standard">
      <style:text-properties style:text-underline-style="none" fo:font-weight="bold" officeooo:rsid="00aac14c" officeooo:paragraph-rsid="00aac14c" style:font-weight-asian="bold" style:font-weight-complex="bold"/>
    </style:style>
    <style:style style:name="P48" style:family="paragraph" style:parent-style-name="Table_20_Contents">
      <style:text-properties style:font-name="Times New Roman" officeooo:rsid="00240acc" officeooo:paragraph-rsid="00240acc"/>
    </style:style>
    <style:style style:name="P49" style:family="paragraph" style:parent-style-name="Table_20_Contents">
      <style:text-properties style:font-name="Times New Roman" officeooo:rsid="006f35b3" officeooo:paragraph-rsid="006f35b3"/>
    </style:style>
    <style:style style:name="P50" style:family="paragraph" style:parent-style-name="Table_20_Contents">
      <style:text-properties style:font-name="Times New Roman" fo:font-weight="bold" officeooo:rsid="008093a3" officeooo:paragraph-rsid="008093a3" style:font-weight-asian="bold" style:font-weight-complex="bold"/>
    </style:style>
    <style:style style:name="P51" style:family="paragraph" style:parent-style-name="Table_20_Contents">
      <style:text-properties style:font-name="Times New Roman" officeooo:rsid="007b3e59" officeooo:paragraph-rsid="007b3e59"/>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bold" officeooo:rsid="009926d6" style:font-weight-asian="bold" style:font-weight-complex="bold"/>
    </style:style>
    <style:style style:name="T5" style:family="text">
      <style:text-properties fo:font-weight="bold" officeooo:rsid="00a628b7" style:font-weight-asian="bold" style:font-weight-complex="bold"/>
    </style:style>
    <style:style style:name="T6" style:family="text">
      <style:text-properties fo:font-weight="bold" officeooo:rsid="00a86ba6" style:font-weight-asian="bold" style:font-weight-complex="bold"/>
    </style:style>
    <style:style style:name="T7" style:family="text">
      <style:text-properties officeooo:rsid="00700794"/>
    </style:style>
    <style:style style:name="T8" style:family="text">
      <style:text-properties officeooo:rsid="0079bd7d"/>
    </style:style>
    <style:style style:name="T9" style:family="text">
      <style:text-properties fo:font-weight="normal" style:font-weight-asian="normal" style:font-weight-complex="normal"/>
    </style:style>
    <style:style style:name="T10" style:family="text">
      <style:text-properties fo:font-weight="normal" officeooo:rsid="00970032" style:font-weight-asian="normal" style:font-weight-complex="normal"/>
    </style:style>
    <style:style style:name="T11" style:family="text">
      <style:text-properties fo:font-weight="normal" officeooo:rsid="00a628b7" style:font-weight-asian="normal" style:font-weight-complex="normal"/>
    </style:style>
    <style:style style:name="T12" style:family="text">
      <style:text-properties officeooo:rsid="007c68e3"/>
    </style:style>
    <style:style style:name="T13" style:family="text">
      <style:text-properties officeooo:rsid="007cf309"/>
    </style:style>
    <style:style style:name="T14" style:family="text">
      <style:text-properties officeooo:rsid="0082f865"/>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820596" style:font-style-asian="normal" style:font-weight-asian="normal" style:font-style-complex="normal" style:font-weight-complex="normal"/>
    </style:style>
    <style:style style:name="T17" style:family="text">
      <style:text-properties officeooo:rsid="0083a984"/>
    </style:style>
    <style:style style:name="T18" style:family="text">
      <style:text-properties officeooo:rsid="00847234"/>
    </style:style>
    <style:style style:name="T19" style:family="text">
      <style:text-properties officeooo:rsid="0086bfb3"/>
    </style:style>
    <style:style style:name="T20" style:family="text">
      <style:text-properties officeooo:rsid="00884be0"/>
    </style:style>
    <style:style style:name="T21" style:family="text">
      <style:text-properties officeooo:rsid="00820e8d"/>
    </style:style>
    <style:style style:name="T22" style:family="text">
      <style:text-properties officeooo:rsid="008280b1"/>
    </style:style>
    <style:style style:name="T23" style:family="text">
      <style:text-properties officeooo:rsid="00879a2c"/>
    </style:style>
    <style:style style:name="T24" style:family="text">
      <style:text-properties officeooo:rsid="0087f476"/>
    </style:style>
    <style:style style:name="T25" style:family="text">
      <style:text-properties officeooo:rsid="00893e56"/>
    </style:style>
    <style:style style:name="T26" style:family="text">
      <style:text-properties officeooo:rsid="0089cba4"/>
    </style:style>
    <style:style style:name="T27" style:family="text">
      <style:text-properties officeooo:rsid="008aeaed"/>
    </style:style>
    <style:style style:name="T28" style:family="text">
      <style:text-properties officeooo:rsid="008c0e4f"/>
    </style:style>
    <style:style style:name="T29" style:family="text">
      <style:text-properties fo:font-style="italic" style:font-style-asian="italic" style:font-style-complex="italic"/>
    </style:style>
    <style:style style:name="T30" style:family="text">
      <style:text-properties officeooo:rsid="008b1937"/>
    </style:style>
    <style:style style:name="T31" style:family="text">
      <style:text-properties officeooo:rsid="008ffc32"/>
    </style:style>
    <style:style style:name="T32" style:family="text">
      <style:text-properties officeooo:rsid="0091e277"/>
    </style:style>
    <style:style style:name="T33" style:family="text">
      <style:text-properties officeooo:rsid="00938c35"/>
    </style:style>
    <style:style style:name="T34" style:family="text">
      <style:text-properties officeooo:rsid="0093ce13"/>
    </style:style>
    <style:style style:name="T35" style:family="text">
      <style:text-properties officeooo:rsid="0094844b"/>
    </style:style>
    <style:style style:name="T36" style:family="text">
      <style:text-properties officeooo:rsid="0097c925"/>
    </style:style>
    <style:style style:name="T37" style:family="text">
      <style:text-properties officeooo:rsid="009946e8"/>
    </style:style>
    <style:style style:name="T38" style:family="text">
      <style:text-properties officeooo:rsid="009c0bc7"/>
    </style:style>
    <style:style style:name="T39" style:family="text">
      <style:text-properties officeooo:rsid="009c5814"/>
    </style:style>
    <style:style style:name="T40" style:family="text">
      <style:text-properties style:text-position="super 58%"/>
    </style:style>
    <style:style style:name="T41" style:family="text">
      <style:text-properties officeooo:rsid="009d4893"/>
    </style:style>
    <style:style style:name="T42" style:family="text">
      <style:text-properties officeooo:rsid="00a1ded2"/>
    </style:style>
    <style:style style:name="T43" style:family="text">
      <style:text-properties officeooo:rsid="00a628b7"/>
    </style:style>
    <style:style style:name="T44" style:family="text">
      <style:text-properties officeooo:rsid="008431bb"/>
    </style:style>
    <style:style style:name="T45" style:family="text">
      <style:text-properties officeooo:rsid="008093a3"/>
    </style:style>
    <style:style style:name="T46" style:family="text">
      <style:text-properties officeooo:rsid="00866c9b"/>
    </style:style>
    <style:style style:name="T47" style:family="text">
      <style:text-properties officeooo:rsid="00a7a3f3"/>
    </style:style>
    <style:style style:name="T48" style:family="text">
      <style:text-properties officeooo:rsid="00a86ba6"/>
    </style:style>
    <style:style style:name="T49" style:family="text">
      <style:text-properties officeooo:rsid="00a8769e"/>
    </style:style>
    <style:style style:name="T50" style:family="text">
      <style:text-properties officeooo:rsid="00a942e7"/>
    </style:style>
    <style:style style:name="T51" style:family="text">
      <style:text-properties officeooo:rsid="00aac14c"/>
    </style:style>
    <style:style style:name="T52" style:family="text">
      <style:text-properties officeooo:rsid="00ac581a"/>
    </style:style>
    <style:style style:name="T53" style:family="text">
      <style:text-properties officeooo:rsid="00ad4552"/>
    </style:style>
    <style:style style:name="T54" style:family="text">
      <style:text-properties officeooo:rsid="00adb024"/>
    </style:style>
    <style:style style:name="T55" style:family="text">
      <style:text-properties officeooo:rsid="00afa47c"/>
    </style:style>
    <style:style style:name="T56" style:family="text">
      <style:text-properties officeooo:rsid="00b1dc2e"/>
    </style:style>
    <style:style style:name="T57" style:family="text">
      <style:text-properties officeooo:rsid="00b4d29d"/>
    </style:style>
    <style:style style:name="T58" style:family="text">
      <style:text-properties officeooo:rsid="00b620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2">Final </text:span>Exam</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34">Terminología Especializada <text:span text:style-name="T44">en Documentos </text:span>Jurídic<text:span text:style-name="T44">os</text:span></text:p>
          </table:table-cell>
        </table:table-row>
        <table:table-row>
          <table:table-cell table:style-name="Table1.A1" office:value-type="string">
            <text:p text:style-name="P48">Course ID:</text:p>
          </table:table-cell>
          <table:table-cell table:style-name="Table1.A1" office:value-type="string">
            <text:p text:style-name="P32">IT0<text:span text:style-name="T45">73</text:span><text:span text:style-name="T46">2</text:span><text:span text:style-name="T8"> </text:span><text:span text:style-name="T12">(Marron, 25-2)</text:span></text:p>
          </table:table-cell>
        </table:table-row>
        <table:table-row>
          <table:table-cell table:style-name="Table1.A1" office:value-type="string">
            <text:p text:style-name="P49">Cohort <text:span text:style-name="T7">ID</text:span>:</text:p>
          </table:table-cell>
          <table:table-cell table:style-name="Table1.A1" office:value-type="string">
            <text:p text:style-name="P50">7A</text:p>
          </table:table-cell>
        </table:table-row>
        <table:table-row>
          <table:table-cell table:style-name="Table1.A1" office:value-type="string">
            <text:p text:style-name="P51"><text:span text:style-name="T13">Exam </text:span>Date:</text:p>
          </table:table-cell>
          <table:table-cell table:style-name="Table1.A1" office:value-type="string">
            <text:p text:style-name="P33"><text:span text:style-name="T47">22-24</text:span> <text:span text:style-name="T47">Apr</text:span> 2025</text:p>
          </table:table-cell>
        </table:table-row>
      </table:table>
      <text:p text:style-name="P2"/>
      <text:p text:style-name="P4"><text:span text:style-name="T2">General </text:span><text:span text:style-name="T3">Instructions: </text:span>This is a <text:span text:style-name="T33">take-home </text:span>exam. <text:span text:style-name="T33">The exam is comprehensive and will cover material from the entire course. You are encouraged to </text:span><text:span text:style-name="T34">organize and </text:span><text:span text:style-name="T33">review </text:span><text:span text:style-name="T34">all of your homework and previous exams before starting this final exam. </text:span><text:span text:style-name="T35">Please do your own work and do not share your answers; </text:span><text:span text:style-name="T36">academic integrity is always your choice.</text:span></text:p>
      <text:p text:style-name="P4"/>
      <text:p text:style-name="P5"><text:span text:style-name="T25">Attempt to answer all questions, </text:span><text:span text:style-name="T28">eve</text:span><text:span text:style-name="T25">n if you are uncertain. Whenever possible, provide answers in bullet list format with complete content. </text:span><text:span text:style-name="T26">Tasks will be evaluated by sub-tasks. Three (3) points are available for each sub-task: Accuracy </text:span><text:span text:style-name="T27">(</text:span><text:span text:style-name="T26">1 pt), Completeness (1 pt), and Sufficiency (1 pt). </text:span><text:span text:style-name="T27">Points will be awarded in 0.1 increments. </text:span><text:span text:style-name="T30">Answer in English unless requested to do </text:span><text:span text:style-name="T31">so</text:span><text:span text:style-name="T30"> otherwise.</text:span></text:p>
      <text:p text:style-name="P4"/>
      <text:p text:style-name="P5"><text:span text:style-name="T34">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35">of the </text:span><text:span text:style-name="T34">pages together in the proper order. </text:span></text:p>
      <text:p text:style-name="P5"/>
      <text:p text:style-name="P6">This exam is <text:span text:style-name="T1">DUE Tuesday, April 2</text:span><text:span text:style-name="T6">4</text:span><text:span text:style-name="T1">, </text:span><text:span text:style-name="T4">2025</text:span><text:span text:style-name="T1"> by </text:span><text:span text:style-name="T5">20</text:span><text:span text:style-name="T1">:00 hrs in Room 20</text:span><text:span text:style-name="T5">3</text:span><text:span text:style-name="T1">, UTECA. </text:span><text:span text:style-name="T9">If you prefer to take the exam </text:span><text:span text:style-name="T10">on </text:span><text:span text:style-name="T9">during the regular class </text:span><text:span text:style-name="T11">times </text:span><text:span text:style-name="T9">you are welcome to do so.</text:span></text:p>
      <text:p text:style-name="P4"/>
      <text:p text:style-name="P7"/>
      <text:p text:style-name="P23">I. Foundations of <text:span text:style-name="T43">Law</text:span></text:p>
      <text:p text:style-name="P35"><text:span text:style-name="T57">S</text:span>tructure and function of language in law</text:p>
      <text:p text:style-name="P37">Jargon</text:p>
      <text:p text:style-name="P37">Legal systems: civil <text:span text:style-name="T51">law </text:span><text:span text:style-name="T54">vs c</text:span>ase <text:span text:style-name="T51">law</text:span></text:p>
      <text:p text:style-name="P38">Structure of Mexican Law</text:p>
      <text:p text:style-name="P38"><text:tab/><text:span text:style-name="T55">Codigos</text:span></text:p>
      <text:p text:style-name="P38"><text:tab/><text:span text:style-name="T55">SCJN</text:span></text:p>
      <text:p text:style-name="P38"><text:tab/><text:span text:style-name="T57">Tesis</text:span></text:p>
      <text:p text:style-name="P40">Civil Law</text:p>
      <text:p text:style-name="P41"><text:tab/><text:span text:style-name="T38">Código Nacional de Procedimientos Civiles y Familiares.</text:span></text:p>
      <text:p text:style-name="P41"><text:tab/><text:span text:style-name="T54">Contracts</text:span></text:p>
      <text:p text:style-name="P41"><text:tab/><text:tab/>Landlord-Tenant Law <text:span text:style-name="T54">and Contracts</text:span></text:p>
      <text:p text:style-name="P41"><text:tab/><text:tab/><text:span text:style-name="T54">Service Contracts</text:span></text:p>
      <text:p text:style-name="P41"/>
      <text:p text:style-name="P47"><text:span text:style-name="T58">II. </text:span>Legal <text:span text:style-name="T58">R</text:span>esources</text:p>
      <text:p text:style-name="P39">Cornell Legal Institute</text:p>
      <text:p text:style-name="P39">Justia</text:p>
      <text:p text:style-name="P39">Diario Oficial de la Federación</text:p>
      <text:p text:style-name="P39">*Textbook_UNAM_DiccionarioProcessal_Complete <text:span text:style-name="T52">(Amparo </text:span><text:span text:style-name="T53">p. </text:span><text:span text:style-name="T52">CXVIII)</text:span></text:p>
      <text:p text:style-name="P39">*Textbook_Gonzales-etal_RedactarTesisJuridicos.pdf <text:span text:style-name="T53">(</text:span>Tesis jurídica <text:span text:style-name="T53">p. cont73)</text:span></text:p>
      <text:p text:style-name="P39"><text:soft-page-break/>*MANUAL-DEL-JUSTICIABLE_MATERIA-CIVIL.pdf <text:span text:style-name="T53">(p. 18 Demanda; Pruebas p. 44)</text:span></text:p>
      <text:p text:style-name="P35">THE Legal Dictionary (massive!)</text:p>
      <text:p text:style-name="P35">[https://biblio.juridicas.unam.mx/bjv/resultados?ti=diccionario+juridico]</text:p>
      <text:p text:style-name="P35">OnLine Legal Dictionary</text:p>
      <text:p text:style-name="P35">[https://diccionariojuridico.org/indice-materia/</text:p>
      <text:p text:style-name="P35"/>
      <text:p text:style-name="P35"/>
      <text:p text:style-name="P23">I<text:span text:style-name="T58">I</text:span>I. Elements of Academic W<text:span text:style-name="T37">ork</text:span></text:p>
      <text:p text:style-name="P17">APA style</text:p>
      <text:p text:style-name="P17">critique <text:span text:style-name="T39">and </text:span><text:span text:style-name="T42">the </text:span><text:span text:style-name="T39">Reporterś Toolkit (w04)</text:span></text:p>
      <text:p text:style-name="P18">Strunk and White</text:p>
      <text:p text:style-name="P18">academic voice or POV (3<text:span text:style-name="T40">rd</text:span> person)</text:p>
      <text:p text:style-name="P18"/>
      <text:p text:style-name="P46">I<text:span text:style-name="T58">V</text:span>. <text:span text:style-name="T49">Translation of </text:span><text:span text:style-name="T50">Legal Text and </text:span><text:span text:style-name="T48">Legal Documents</text:span></text:p>
      <text:p text:style-name="P42">Articulos del Codigo</text:p>
      <text:p text:style-name="P42">Tesis aisladas</text:p>
      <text:p text:style-name="P42">Jurisprudencia</text:p>
      <text:p text:style-name="P43">Contracts </text:p>
      <text:p text:style-name="P43">Professional Opinion<text:span text:style-name="T56">s</text:span></text:p>
      <text:p text:style-name="P43"/>
      <text:p text:style-name="P36"/>
      <text:p text:style-name="P24">V. Elements of <text:span text:style-name="T42">Professional </text:span>Consulting</text:p>
      <text:p text:style-name="P21">Records Management</text:p>
      <text:p text:style-name="P21"><text:tab/><text:span text:style-name="T39">VCS </text:span></text:p>
      <text:p text:style-name="P19"><text:tab/>Git and Github</text:p>
      <text:p text:style-name="P21">AI-Based Translation</text:p>
      <text:p text:style-name="P21"><text:tab/><text:span text:style-name="T41">see <text:s/>LessonPlan_Cloud-BasedTranslation</text:span></text:p>
      <text:p text:style-name="P20">Clients</text:p>
      <text:p text:style-name="P20">Deliverables</text:p>
      <text:p text:style-name="P20">Transmittals</text:p>
      <text:p text:style-name="P22"/>
      <text:p text:style-name="P22"/>
      <text:p text:style-name="P45"><text:span text:style-name="T48">V</text:span><text:span text:style-name="T58">I</text:span>. Building Vocabulary</text:p>
      <text:p text:style-name="P18"/>
      <text:p text:style-name="P18"/>
      <text:p text:style-name="P18"/>
      <text:p text:style-name="P18"/>
      <text:p text:style-name="P27">Task 1</text:p>
      <text:p text:style-name="P15"><text:span text:style-name="T25">Briefly summarize </text:span>your paper on the history of an engineering discipline in Mexico. <text:span text:style-name="T25">R</text:span>ecount the <text:span text:style-name="T25">general </text:span>history of the engineering field <text:span text:style-name="T23">you selected, </text:span>but focus on the present state of the discipline <text:span text:style-name="T18">in Mexico</text:span>. </text:p>
      <text:p text:style-name="P15"/>
      <text:p text:style-name="P26">Task <text:span text:style-name="T21">2 </text:span><text:span text:style-name="T27">(</text:span><text:span text:style-name="T28">6</text:span><text:span text:style-name="T27"> pts)</text:span></text:p>
      <text:p text:style-name="P16"><text:span text:style-name="T28">D</text:span>iscuss your perspective and the general public’s perspective on the difference(s) between science and engineering. <text:s/><text:span text:style-name="T24">Additionally answer the following question: </text:span><text:span text:style-name="T18">Do you think scientists and engineers have a moral or ethical responsibility for the knowledge they create?</text:span></text:p>
      <text:p text:style-name="P16"><text:soft-page-break/></text:p>
      <text:p text:style-name="P26">Task <text:span text:style-name="T22">3 </text:span><text:span text:style-name="T27">(6 pts)</text:span></text:p>
      <text:p text:style-name="P12"><text:span text:style-name="Strong_20_Emphasis"><text:span text:style-name="T15">Critique the following </text:span></text:span><text:span text:style-name="Strong_20_Emphasis"><text:span text:style-name="T16">using the </text:span></text:span><text:span text:style-name="Strong_20_Emphasis"><text:span text:style-name="T15">Reporter's Toolkit </text:span></text:span><text:span text:style-name="Strong_20_Emphasis"><text:span text:style-name="T16">of questions: </text:span></text:span><text:span text:style-name="Strong_20_Emphasis"><text:span text:style-name="T15">1) Who is the intended audience? <text:s text:c="6"/>2) What is the newsworthy event(s)? <text:s/>3) When are the events happening? 4) Where are the events happening? 5) Why was the article written? Give your opinion of the article.</text:span></text:span></text:p>
      <text:p text:style-name="P8"/>
      <text:p text:style-name="P30"><text:span text:style-name="Emphasis"><text:span text:style-name="T29">The Mystery of Dark Matter: What Holds the Universe Together?</text:span></text:span></text:p>
      <text:p text:style-name="P29">Dark matter is a mysterious substance that makes up approximately 27% of the universe. Unlike ordinary matter, it does not emit, absorb, or reflect light, making it invisible and detectable only through its gravitational effects on visible matter, such as stars and galaxies. Scientists hypothesize that dark matter acts as the "glue" that holds galaxies together, preventing them from flying apart despite their rapid rotation.</text:p>
      <text:p text:style-name="P29"/>
      <text:p text:style-name="P29">The exact nature of dark matter remains unknown, but there are several theories. One suggests it is composed of Weakly Interacting Massive Particles (WIMPs), which are hypothetical particles that rarely interact with ordinary matter. Another theory proposes axions, extremely light particles that may exist in vast quantities.</text:p>
      <text:p text:style-name="P29"/>
      <text:p text:style-name="P29">Efforts to detect dark matter directly have yet to yield conclusive results. Experiments like the Large Hadron Collider and underground detectors have searched for evidence but have only narrowed down possible characteristics. As a result, the nature of dark matter remains one of the most significant unsolved mysteries in modern physics.</text:p>
      <text:p text:style-name="P11"/>
      <text:p text:style-name="P25">Task <text:span text:style-name="T14">4 </text:span><text:span text:style-name="T27">(6 pts)</text:span></text:p>
      <text:p text:style-name="P14">Outline Kuhn’s perceptions of what constitutes ‘no<text:span text:style-name="T27">rmal</text:span> science’ . <text:span text:style-name="T18">How do practitioners of normal science <text:s/>think? What are the types of problems tackled by normal science? What is the goal of normal science? What are researchers </text:span><text:span text:style-name="T19">in normal science </text:span><text:span text:style-name="T18">generally doing when they publish their results? </text:span><text:span text:style-name="T19">Why do people build careers in normal science?</text:span></text:p>
      <text:p text:style-name="P10"/>
      <text:p text:style-name="P25">Task <text:span text:style-name="T20">5 </text:span><text:span text:style-name="T27">(6 pts)</text:span></text:p>
      <text:p text:style-name="P13">Briefly explain the concept of ‘wicked problems’ and how such problems differ from the problems <text:span text:style-name="T28">of</text:span> ‘normal science’.</text:p>
      <text:p text:style-name="P13"/>
      <text:p text:style-name="P25">Task <text:span text:style-name="T20">6 </text:span><text:span text:style-name="T27">(6 pts)</text:span></text:p>
      <text:p text:style-name="P13">Translate the following excerpt from Strunk and White’s, “Elements of Style” into Spanish.</text:p>
      <text:p text:style-name="P9"/>
      <text:p text:style-name="P28">16. Use definite, specific, concrete language.</text:p>
      <text:p text:style-name="P28">Prefer the specific to the general, the definite to the vague, the concrete to the abstract.</text:p>
      <text:p text:style-name="P28"/>
      <text:p text:style-name="P28"><text:tab/>A period of unfavorable weather set in. <text:span text:style-name="T17">(vague)</text:span></text:p>
      <text:p text:style-name="P28"><text:tab/>It rained every day for a week. <text:span text:style-name="T17">(concrete)</text:span></text:p>
      <text:p text:style-name="P28"/>
      <text:p text:style-name="P28"><text:tab/>He showed satisfaction as he took possession of his well-earned reward. <text:span text:style-name="T17">(abstract)</text:span></text:p>
      <text:p text:style-name="P28"><text:tab/><text:span text:style-name="T17">H</text:span>e grinned as he pocketed the coin. <text:span text:style-name="T17">(definite)</text:span></text:p>
      <text:p text:style-name="P28"/>
      <text:p text:style-name="P28">If those who have studied the art of writing are in accord on any one point, it is this: the surest way to</text:p>
      <text:p text:style-name="P28"><text:soft-page-break/>arouse and hold the reader's attention is by being specific, definite, and concrete. The greatest writers— Homer, Dante, Shakespeare — are effective largely because they deal in particulars and report the details <text:span text:style-name="T28">t</text:span>hat matter. Their words call up pictures.</text:p>
      <text:p text:style-name="P9"/>
      <text:p text:style-name="P9"/>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3"><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27T12:23:50.091279417</dc:date>
    <meta:editing-duration>PT14H19M50S</meta:editing-duration>
    <meta:editing-cycles>120</meta:editing-cycles>
    <meta:generator>LibreOffice/7.3.7.2$Linux_X86_64 LibreOffice_project/30$Build-2</meta:generator>
    <meta:document-statistic meta:table-count="1" meta:image-count="1" meta:object-count="0" meta:page-count="4" meta:paragraph-count="82" meta:word-count="894" meta:character-count="5842" meta:non-whitespace-character-count="4999"/>
  </office:meta>
</office:document-meta>
</file>